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Consolas" fo:font-size="10.5pt" fo:font-weight="normal" officeooo:rsid="0017995b" officeooo:paragraph-rsid="0017995b" fo:background-color="#1e1e1e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T1" style:family="text">
      <style:text-properties fo:color="#d7ba7d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9cdcfe" style:font-name="Consolas" fo:font-size="10.5pt" fo:font-weight="normal"/>
    </style:style>
    <style:style style:name="T4" style:family="text">
      <style:text-properties fo:color="#ce9178" style:font-name="Consolas" fo:font-size="10.5pt" fo:font-weight="normal"/>
    </style:style>
    <style:style style:name="T5" style:family="text">
      <style:text-properties fo:color="#b5cea8" style:font-name="Consolas" fo:font-size="10.5pt" fo:font-weight="normal"/>
    </style:style>
    <style:style style:name="T6" style:family="text">
      <style:text-properties fo:color="#569cd6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Le 27 mars</text:span></text:p>
      <text:p text:style-name="P1"><text:span text:style-name="T1"/></text:p>
      <text:p text:style-name="P1"><text:span text:style-name="T1">.image</text:span> {</text:p>
      <text:p text:style-name="P3">    <text:span text:style-name="T3">border-style</text:span><text:span text:style-name="T2">: </text:span><text:span text:style-name="T4">ridge</text:span><text:span text:style-name="T2">;</text:span></text:p>
      <text:p text:style-name="P3">    <text:span text:style-name="T3">width</text:span><text:span text:style-name="T2">: </text:span><text:span text:style-name="T5">45px</text:span><text:span text:style-name="T2">;</text:span></text:p>
      <text:p text:style-name="P3">    <text:span text:style-name="T3">height</text:span><text:span text:style-name="T2">: </text:span><text:span text:style-name="T5">35px</text:span><text:span text:style-name="T2">;</text:span></text:p>
      <text:p text:style-name="P1">}</text:p>
      <text:p text:style-name="P1"><text:span text:style-name="T1">.text</text:span> {</text:p>
      <text:p text:style-name="P3">    <text:span text:style-name="T3">width</text:span><text:span text:style-name="T2">: </text:span><text:span text:style-name="T5">150px</text:span><text:span text:style-name="T2">;</text:span></text:p>
      <text:p text:style-name="P3">    <text:span text:style-name="T3">height</text:span><text:span text:style-name="T2">: </text:span><text:span text:style-name="T5">30px</text:span><text:span text:style-name="T2">;   </text:span></text:p>
      <text:p text:style-name="P1">}    </text:p>
      <text:p text:style-name="P1"><text:span text:style-name="T1">.favorite</text:span> styled {</text:p>
      <text:p text:style-name="P3">    <text:span text:style-name="T3">color</text:span><text:span text:style-name="T2">: </text:span><text:span text:style-name="T4">white</text:span><text:span text:style-name="T2">;</text:span></text:p>
      <text:p text:style-name="P3">    <text:span text:style-name="T3">width</text:span><text:span text:style-name="T2">: </text:span><text:span text:style-name="T5">100px</text:span><text:span text:style-name="T2">;</text:span></text:p>
      <text:p text:style-name="P3">    <text:span text:style-name="T3">height</text:span><text:span text:style-name="T2">: </text:span><text:span text:style-name="T5">35px</text:span><text:span text:style-name="T2">; </text:span></text:p>
      <text:p text:style-name="P3">    <text:span text:style-name="T3">border</text:span><text:span text:style-name="T2">: </text:span><text:span text:style-name="T5">0</text:span><text:span text:style-name="T2">;</text:span></text:p>
      <text:p text:style-name="P3">    <text:span text:style-name="T3">line-height</text:span><text:span text:style-name="T2">: </text:span><text:span text:style-name="T5">1.5</text:span><text:span text:style-name="T2">;</text:span></text:p>
      <text:p text:style-name="P3">    <text:span text:style-name="T3">padding</text:span><text:span text:style-name="T2">: </text:span><text:span text:style-name="T5">0</text:span><text:span text:style-name="T2"> </text:span><text:span text:style-name="T5">20px</text:span><text:span text:style-name="T2">;</text:span></text:p>
      <text:p text:style-name="P3">    <text:span text:style-name="T3">font-size</text:span><text:span text:style-name="T2">: </text:span><text:span text:style-name="T5">1rem</text:span><text:span text:style-name="T2">;</text:span></text:p>
      <text:p text:style-name="P3">    <text:span text:style-name="T3">text-align</text:span><text:span text:style-name="T2">: </text:span><text:span text:style-name="T4">center</text:span><text:span text:style-name="T2">;</text:span></text:p>
      <text:p text:style-name="P3">    <text:span text:style-name="T3">background-color</text:span><text:span text:style-name="T2">: </text:span><text:span text:style-name="T4">#0065fc</text:span><text:span text:style-name="T2">;</text:span></text:p>
      <text:p text:style-name="P3">    <text:span text:style-name="T3">color</text:span><text:span text:style-name="T2">: </text:span><text:span text:style-name="T4">white</text:span><text:span text:style-name="T2">;}</text:span></text:p>
      <text:p text:style-name="P3">    <text:span text:style-name="T6">border-radius</text:span><text:span text:style-name="T2">: 0 10px 10px 0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7T12:07:20.646000000</meta:creation-date>
    <dc:date>2021-03-27T12:07:58.025000000</dc:date>
    <meta:editing-duration>PT37S</meta:editing-duration>
    <meta:editing-cycles>1</meta:editing-cycles>
    <meta:document-statistic meta:table-count="0" meta:image-count="0" meta:object-count="0" meta:page-count="1" meta:paragraph-count="23" meta:word-count="49" meta:character-count="375" meta:non-whitespace-character-count="277"/>
    <meta:generator>LibreOffice/6.0.2.1$Windows_x86 LibreOffice_project/f7f06a8f319e4b62f9bc5095aa112a65d2f3ac89</meta:generator>
  </office:meta>
</office:document-meta>
</file>